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5pt" style:font-size-asian="25pt" style:font-size-complex="25pt"/>
    </style:style>
    <style:style style:name="P4" style:family="paragraph" style:parent-style-name="Standard">
      <style:paragraph-properties fo:break-before="pag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1.4102in" fo:margin-right="0in" fo:text-indent="0in" style:auto-text-indent="false"/>
      <style:text-properties fo:font-size="30pt" style:font-size-asian="30pt" style:font-size-complex="30pt"/>
    </style:style>
    <style:style style:name="P6" style:family="paragraph" style:parent-style-name="Standard">
      <style:paragraph-properties fo:margin-left="1.4102in" fo:margin-right="0in" fo:text-indent="0in" style:auto-text-indent="false"/>
      <style:text-properties style:font-name="Courier New" fo:font-size="30pt" style:font-size-asian="30pt" style:font-size-complex="30pt"/>
    </style:style>
    <style:style style:name="P7" style:family="paragraph" style:parent-style-name="Standard">
      <style:paragraph-properties fo:margin-left="0.5929in" fo:margin-right="0in" fo:text-indent="0in" style:auto-text-indent="false"/>
      <style:text-properties style:font-name="Courier New" fo:font-size="20pt" style:font-size-asian="20pt" style:font-size-complex="20pt"/>
    </style:style>
    <style:style style:name="P8" style:family="paragraph" style:parent-style-name="Standard">
      <style:paragraph-properties fo:margin-left="0in" fo:margin-right="0in" fo:text-indent="0in" style:auto-text-indent="false" fo:break-before="pag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20pt" style:font-size-asian="20pt" style:font-size-complex="2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Courier New" fo:font-size="20pt" style:font-size-asian="20pt" style:font-size-complex="2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Courier New" fo:font-size="20pt" fo:font-weight="normal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20pt" style:font-size-asian="20pt" style:font-size-complex="20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break-before="page"/>
      <style:text-properties fo:font-size="40pt" style:font-size-asian="40pt" style:font-size-complex="40pt"/>
    </style:style>
    <style:style style:name="P18" style:family="paragraph" style:parent-style-name="Standard">
      <style:text-properties style:font-name="Courier New" fo:font-size="20pt" fo:font-weight="normal" style:font-size-asian="20pt" style:font-weight-asian="normal" style:font-size-complex="20pt" style:font-weight-complex="normal"/>
    </style:style>
    <style:style style:name="P19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style:font-size-asian="20pt" style:font-size-complex="20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2a00ff" style:font-name="Monospace" fo:font-size="15pt" fo:font-style="italic" fo:font-weight="normal" style:font-name-asian="Monospace" style:font-size-asian="15pt" style:font-style-asian="italic" style:font-weight-asian="normal" style:font-name-complex="Monospace" style:font-size-complex="15pt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20pt" style:font-size-asian="20pt" style:font-size-complex="20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7f007f" style:font-name="Monospace" fo:font-size="15pt" style:font-name-asian="Monospace" style:font-size-asian="15pt" style:font-name-complex="Monospace" style:font-size-complex="15pt"/>
    </style:style>
    <style:style style:name="T3" style:family="text">
      <style:text-properties fo:color="#3a3935" style:font-name="Monospace" fo:font-size="15pt" style:font-name-asian="Monospace" style:font-size-asian="15pt" style:font-name-complex="Monospace" style:font-size-complex="15pt"/>
    </style:style>
    <style:style style:name="T4" style:family="text">
      <style:text-properties fo:color="#2a00ff" style:font-name="Monospace" fo:font-size="15pt" fo:font-style="italic" style:font-name-asian="Monospace" style:font-size-asian="15pt" style:font-style-asian="italic" style:font-name-complex="Monospace" style:font-size-complex="15pt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UZDEVUMS </text:p>
      <text:p text:style-name="P2">XML koncepciju, sintakses un jauno rīku apgūšanai. </text:p>
      <text:p text:style-name="P1"/>
      <text:p text:style-name="P1">Ir dots nestrukturēts dokuments ar informāciju. </text:p>
      <text:p text:style-name="P1">Jums ir jāizvēlas struktūra informācijas objektam. </text:p>
      <text:p text:style-name="P1">a) Iezīmēt (ar pildspalvu) informācijas struktūras, kuras jūs redzat dokumentā, ieskaitot grupējošas struktūras </text:p>
      <text:p text:style-name="P1">b) Uzzīmēt (ar pildspalvu) iespējamo koka struktūru </text:p>
      <text:p text:style-name="P1"/>
      <text:p text:style-name="P1"/>
      <text:p text:style-name="P1"/>
      <text:p text:style-name="P6">Māsai Olgai</text:p>
      <text:p text:style-name="P6">nomazgāt kaķi </text:p>
      <text:p text:style-name="P6">tīrīt māju </text:p>
      <text:p text:style-name="P6">samaksāt rēķinus </text:p>
      <text:p text:style-name="P6">iegādāties pārtikas preces </text:p>
      <text:p text:style-name="P5"/>
      <text:p text:style-name="P17"/>
      <text:p text:style-name="P3"/>
      <text:p text:style-name="P7">Statuss(datums/laiks): Tiek apstrādāts 17.10.13 16:04 </text:p>
      <text:p text:style-name="P7">Transakcijas Nr.: FT0221302132 </text:p>
      <text:p text:style-name="P7">Maksājuma numurs: FT1318300898333 </text:p>
      <text:p text:style-name="P7">Klienta vārds: Vladimirs Kotovs </text:p>
      <text:p text:style-name="P7">Klienta personas kods/Reģistrācijas numurs: 120283-11111 </text:p>
      <text:p text:style-name="P7">No konta: LV70PARX000000011111 </text:p>
      <text:p text:style-name="P7">Summa: 1.02 </text:p>
      <text:p text:style-name="P7">Valūta: EUR </text:p>
      <text:p text:style-name="P7">Saņēmēja banka: BALTIJAS TRANZITU BANKA </text:p>
      <text:p text:style-name="P7">Bankas kods: BATRLV2XXXX </text:p>
      <text:p text:style-name="P7">Saņēmēja konts: LV85BATR1231231231231 </text:p>
      <text:p text:style-name="P7">Saņēmēja vārds, uzvārds/uzņēmuma nosaukums: LAUMA TIMENIECE </text:p>
      <text:p text:style-name="P7">Saņēmēja personas kods/pases Nr./ uzņēmuma reģ. Nr.: 070791-12568 </text:p>
      <text:p text:style-name="P7">Pamatojums: IKMĒNEŠA UZTURNAUDA </text:p>
      <text:p text:style-name="P4">2.UZDEVUMS </text:p>
      <text:p text:style-name="P2">XML koncepciju, sintakses un jauno rīku apgūšanai. </text:p>
      <text:p text:style-name="P9"/>
      <text:p text:style-name="P9">Šajā uzdevumā ir nepieciešams analizēt XML struktūru un identificēt informāciju iekļautu tajā. </text:p>
      <text:p text:style-name="P9">No XML dokumenta uztaisīt dokumentam līdzīgu aprakstu vai zīmējumu iezīmēto datu atspoguļošanai. </text:p>
      <text:p text:style-name="P9"/>
      <text:p text:style-name="P12">&lt;?xml version="1.0" encoding="UTF-8"?&gt; </text:p>
      <text:p text:style-name="P12">&lt;book&gt; </text:p>
      <text:p text:style-name="P12"><text:tab/>&lt;coverInfo&gt; </text:p>
      <text:p text:style-name="P12"><text:tab/><text:tab/>&lt;title&gt;The XML Handbook&lt;/title&gt; </text:p>
      <text:p text:style-name="P12"><text:tab/><text:tab/>&lt;author&gt;C.Goldfarb&lt;/author&gt; </text:p>
      <text:p text:style-name="P12"><text:tab/><text:tab/>&lt;author&gt;Paul Prescod&lt;/author&gt; </text:p>
      <text:p text:style-name="P12"><text:tab/><text:tab/>&lt;edition&gt;Second&lt;/edition&gt; </text:p>
      <text:p text:style-name="P12"><text:tab/><text:tab/>&lt;description&gt;The definitive XML resource&lt;/description&gt; </text:p>
      <text:p text:style-name="P12"><text:tab/>&lt;/coverInfo&gt; </text:p>
      <text:p text:style-name="P12">&lt;/book&gt; </text:p>
      <text:p text:style-name="P4">3.UZDEVUMS </text:p>
      <text:p text:style-name="P10">XML koncepciju, sintakses un jauno rīku apgūšanai. </text:p>
      <text:p text:style-name="P9"/>
      <text:p text:style-name="P9">Kurš no XML fragmentiem ir korekts atbilstoši XML noteikumiem. Kā var izlabot? </text:p>
      <text:p text:style-name="P9"/>
      <text:p text:style-name="P12">&lt;list&gt;&lt;title&gt;The first list&lt;/title&gt;&lt;item&gt;An item&lt;/list&gt; </text:p>
      <text:p text:style-name="P12"/>
      <text:p text:style-name="P12"/>
      <text:p text:style-name="P12">&lt;item&gt;An item&lt;/item&gt;&lt;item&gt;Another item&lt;/item&gt; </text:p>
      <text:p text:style-name="P12"/>
      <text:p text:style-name="P12"/>
      <text:p text:style-name="P12">&lt;para&gt;Bathing a cat is a &lt;emph&gt;relatively&lt;/emph&gt; easy task as long as the cat is willing.&lt;/para&gt; </text:p>
      <text:p text:style-name="P12"/>
      <text:p text:style-name="P12"/>
      <text:p text:style-name="P12">&lt;bibl&gt;&lt;title&gt;How to Bathe a Cat&lt;author&gt;&lt;/title&gt;Merlin Bauer&lt;author&gt;&lt;/bibl&gt;</text:p>
      <text:p text:style-name="P4">4.UZDEVUMS </text:p>
      <text:p text:style-name="P10">XML koncepciju, sintakses un jauno rīku apgūšanai. </text:p>
      <text:p text:style-name="P10"/>
      <text:p text:style-name="P14">Izveidot XML atspoguļojumu 1. uzdevumā veiktai iezīmēšanai, izmantojot Notepad++ redaktoru pirmajam piemēram un Eclipse XML Editor otrajam. </text:p>
      <text:p text:style-name="P14">Pārliecināties kā XML sintakse ir korekta. </text:p>
      <text:p text:style-name="P1"><text:span text:style-name="T6"/></text:p>
      <text:p text:style-name="P1">5.UZDEVUMS </text:p>
      <text:p text:style-name="P10">XML koncepciju, sintakses un jauno rīku apgūšanai. </text:p>
      <text:p text:style-name="P10"/>
      <text:p text:style-name="P16">Apvienot XML no 1. un 2. piemēriem vienā dokumentā, lai maksājums būtu kāda uzdevuma objekts. Izvēlēties divas atšķirīgas vārdu telpas.</text:p>
      <text:p text:style-name="P18"/>
      <text:p text:style-name="P18"/>
      <text:p text:style-name="P2">6.UZDEVUMS </text:p>
      <text:p text:style-name="P10">XML koncepciju, sintakses un jauno rīku apgūšanai. </text:p>
      <text:p text:style-name="P10"/>
      <text:p text:style-name="P11">Izveidot XML Schema dokumenta shēmu 1. piemēram, izmantojot Eclipse XML Tools.</text:p>
      <text:p text:style-name="P11">Pārliecināties, ka XML dokuments validējās korekti atbilstoši izveidotai shēmai. </text:p>
      <text:p text:style-name="P9"><text:span text:style-name="T1">Hint: XML shēmā ir </text:span><text:span text:style-name="T2">type</text:span><text:span text:style-name="T3">=</text:span><text:span text:style-name="T4">"anyType"</text:span></text:p>
      <text:p text:style-name="P21"/>
      <text:p text:style-name="P21"/>
      <text:p text:style-name="P15"/>
      <text:p text:style-name="P8">7.UZDEVUMS</text:p>
      <text:p text:style-name="P16">Izlabot problēmas iezīmēšanā </text:p>
      <text:p text:style-name="P15"/>
      <text:p text:style-name="P13">&lt;PROCEDURE&gt;&lt;TITLEHow to Bathe a Cat&lt;/TITLE&gt;&lt;OVERVIEW&gt;This procedure tells you how to bathe a cat. &lt;WARNING&gt;&lt;/OVERVIEW&gt;Cats don't like to take baths. You could get hurt doing this. Be sure to obtain all the required protective gear before you start. &lt;/WARNING&gt;&lt;EQUIPEMENT&gt;&lt;ITEM&gt;Hockey Mask &lt;ITEM&gt;Padded Full-body Kevlar Armor&lt;/ITEM&gt;&lt;ITEM&gt;Tub full of warm water&lt;/ITEM&gt;&lt;ITEM&gt;Towels &lt;/ITEM&gt;&lt;ITEM&gt;First Aid kit&lt;/ITEM&gt;&lt;ITEM&gt;Cat Shampoo&lt;/ITEM&gt; &lt;EQUIPMENT&gt;&lt;INSTRUCTIONS&gt; &lt;STEP&gt; Locate the cat, who by now is hiding under the bed.&lt;/STEP&gt;&lt;STEP&gt;Place the cat in the tub of water.&lt;/STEP&gt; &lt;ITEM&gt;Using the First Aid kit, repair the damage to your head and arms.&lt;/STEP&gt; &lt;STEP&gt;Place the cat back in the tub and hold it down.&lt;/STEP&gt; &lt;STEP&gt;Wash it really fast, then make an effort to dry it with the towels.&lt;/STEP&gt; &lt;STEP&gt;Decide not to do this again. &lt;/STEP&gt; &lt;/INSTRUC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lv" fo:country="LV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Kotov</meta:initial-creator>
    <meta:creation-date>2013-10-21T17:41:54</meta:creation-date>
    <dc:date>2013-10-21T22:26:42</dc:date>
    <dc:creator>Vladimir Kotov</dc:creator>
    <meta:editing-duration>PT01H46M58S</meta:editing-duration>
    <meta:editing-cycles>53</meta:editing-cycles>
    <meta:generator>OpenOffice.org/3.2$Linux OpenOffice.org_project/320m12$Build-9483</meta:generator>
    <meta:document-statistic meta:table-count="0" meta:image-count="0" meta:object-count="0" meta:page-count="6" meta:paragraph-count="61" meta:word-count="417" meta:character-count="3449"/>
  </office:meta>
</office:document-meta>
</file>